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Calibri" svg:font-family="Calibri"/>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0139in" fo:margin-left="0in" table:align="left"/>
    </style:style>
    <style:style style:name="Table1.A" style:family="table-column">
      <style:table-column-properties style:column-width="1.1944in"/>
    </style:style>
    <style:style style:name="Table1.B" style:family="table-column">
      <style:table-column-properties style:column-width="5.8194in"/>
    </style:style>
    <style:style style:name="Table1.A1" style:family="table-cell">
      <style:table-cell-properties style:vertical-align="middle" fo:padding="0.0194in" fo:border="0.05pt solid #000000"/>
    </style:style>
    <style:style style:name="Table1.A4" style:family="table-cell">
      <style:table-cell-properties style:vertical-align="middle" fo:padding="0.0194in" fo:border-left="0.05pt solid #000000" fo:border-right="0.05pt solid #000000" fo:border-top="none" fo:border-bottom="0.05pt solid #000000"/>
    </style:style>
    <style:style style:name="P1" style:family="paragraph" style:parent-style-name="Heading_20_1">
      <style:paragraph-properties fo:line-height="150%"/>
      <style:text-properties style:font-name="Arial"/>
    </style:style>
    <style:style style:name="P2" style:family="paragraph" style:parent-style-name="Standard">
      <style:paragraph-properties fo:line-height="150%"/>
      <style:text-properties style:font-name="Arial" officeooo:paragraph-rsid="00067321"/>
    </style:style>
    <style:style style:name="P3" style:family="paragraph" style:parent-style-name="Standard">
      <style:paragraph-properties fo:line-height="150%"/>
      <style:text-properties style:font-name="Arial" fo:font-size="12pt" fo:font-weight="normal" officeooo:paragraph-rsid="00067321" style:font-size-asian="12pt" style:font-weight-asian="normal" style:font-size-complex="12pt" style:font-weight-complex="normal"/>
    </style:style>
    <style:style style:name="P4" style:family="paragraph" style:parent-style-name="Standard">
      <style:paragraph-properties fo:line-height="150%"/>
      <style:text-properties officeooo:paragraph-rsid="00067321"/>
    </style:style>
    <style:style style:name="P5" style:family="paragraph" style:parent-style-name="Standard">
      <style:paragraph-properties fo:line-height="150%"/>
      <style:text-properties style:font-name="Arial" fo:font-size="12pt" officeooo:paragraph-rsid="00067321" style:font-size-asian="12pt" style:font-size-complex="12pt"/>
    </style:style>
    <style:style style:name="P6" style:family="paragraph" style:parent-style-name="Standard">
      <style:paragraph-properties fo:line-height="150%"/>
      <style:text-properties officeooo:paragraph-rsid="000824c1"/>
    </style:style>
    <style:style style:name="P7" style:family="paragraph" style:parent-style-name="Standard">
      <style:paragraph-properties fo:line-height="150%"/>
      <style:text-properties style:font-name="Arial" fo:font-size="12pt" officeooo:paragraph-rsid="000824c1" style:font-size-asian="12pt" style:font-size-complex="12pt"/>
    </style:style>
    <style:style style:name="P8" style:family="paragraph" style:parent-style-name="Standard">
      <style:paragraph-properties fo:line-height="150%"/>
      <style:text-properties officeooo:rsid="000824c1" officeooo:paragraph-rsid="000a3e3d"/>
    </style:style>
    <style:style style:name="P9" style:family="paragraph" style:parent-style-name="Standard">
      <style:paragraph-properties fo:line-height="150%"/>
      <style:text-properties officeooo:paragraph-rsid="0009739f"/>
    </style:style>
    <style:style style:name="P10" style:family="paragraph" style:parent-style-name="Text_20_body">
      <style:paragraph-properties fo:line-height="150%"/>
      <style:text-properties fo:color="#000000" loext:opacity="100%" style:font-name="Arial" fo:font-size="13.5pt" officeooo:paragraph-rsid="00067321" fo:background-color="#ffffff"/>
    </style:style>
    <style:style style:name="P11" style:family="paragraph" style:parent-style-name="Text_20_body">
      <style:paragraph-properties fo:line-height="150%" fo:orphans="0"/>
      <style:text-properties fo:color="#000000" loext:opacity="100%" fo:background-color="#ffffff"/>
    </style:style>
    <style:style style:name="P12" style:family="paragraph" style:parent-style-name="Text_20_body">
      <style:paragraph-properties fo:line-height="150%" fo:orphans="0"/>
      <style:text-properties fo:color="#000000" loext:opacity="100%" style:font-name="Arial" fo:font-size="12pt" officeooo:rsid="000a7a46" fo:background-color="#ffffff" style:font-size-asian="12pt" style:font-size-complex="12pt"/>
    </style:style>
    <style:style style:name="P13" style:family="paragraph" style:parent-style-name="Text_20_body">
      <style:paragraph-properties fo:line-height="150%" fo:orphans="0"/>
      <style:text-properties fo:color="#000000" loext:opacity="100%" style:font-name="Arial" fo:font-size="13.5pt" fo:background-color="#ffffff"/>
    </style:style>
    <style:style style:name="P14" style:family="paragraph" style:parent-style-name="Text_20_body">
      <style:paragraph-properties fo:line-height="150%" fo:orphans="0"/>
      <style:text-properties fo:color="#000000" loext:opacity="100%" style:font-name="Arial" fo:font-size="12pt" fo:background-color="#ffffff" style:font-size-asian="12pt" style:font-size-complex="12pt"/>
    </style:style>
    <style:style style:name="P15" style:family="paragraph" style:parent-style-name="Text_20_body">
      <style:paragraph-properties fo:line-height="150%"/>
      <style:text-properties fo:color="#000000" loext:opacity="100%" style:font-name="Calibri" fo:font-size="13.5pt" officeooo:paragraph-rsid="00067321" fo:background-color="#ffffff"/>
    </style:style>
    <style:style style:name="P16" style:family="paragraph" style:parent-style-name="Text_20_body">
      <style:paragraph-properties fo:line-height="100%"/>
      <style:text-properties fo:color="#000000" loext:opacity="100%" style:font-name="Arial" fo:font-size="12pt" officeooo:rsid="000aee7b" officeooo:paragraph-rsid="00067321" fo:background-color="#ffffff" style:font-size-asian="12pt" style:font-size-complex="12pt"/>
    </style:style>
    <style:style style:name="P17" style:family="paragraph" style:parent-style-name="Text_20_body">
      <style:paragraph-properties fo:line-height="150%" fo:orphans="0"/>
      <style:text-properties fo:color="#000000" loext:opacity="100%" style:font-name="Calibri" fo:background-color="#ffffff" style:font-size-asian="12pt"/>
    </style:style>
    <style:style style:name="P18" style:family="paragraph" style:parent-style-name="Text_20_body">
      <style:paragraph-properties fo:line-height="100%" fo:orphans="0"/>
      <style:text-properties fo:color="#000000" loext:opacity="100%" style:font-name="Arial" fo:font-size="12pt" officeooo:rsid="000aee7b" fo:background-color="#ffffff" style:font-size-asian="12pt" style:font-size-complex="12pt"/>
    </style:style>
    <style:style style:name="P19" style:family="paragraph" style:parent-style-name="Text_20_body">
      <style:paragraph-properties fo:line-height="150%" fo:orphans="0"/>
      <style:text-properties fo:color="#000000" loext:opacity="100%" style:font-name="Calibri" fo:font-size="13.5pt" fo:background-color="#ffffff" style:font-size-asian="12pt"/>
    </style:style>
    <style:style style:name="P20" style:family="paragraph" style:parent-style-name="Text_20_body">
      <style:paragraph-properties fo:line-height="150%" fo:orphans="0"/>
      <style:text-properties fo:color="#000000" loext:opacity="100%" style:font-name="Arial" fo:font-size="12pt" officeooo:rsid="000aee7b" fo:background-color="#ffffff" style:font-size-asian="12pt" style:font-size-complex="12pt"/>
    </style:style>
    <style:style style:name="P21" style:family="paragraph" style:parent-style-name="Text_20_body">
      <style:paragraph-properties fo:line-height="150%"/>
      <style:text-properties officeooo:paragraph-rsid="000aee7b"/>
    </style:style>
    <style:style style:name="P22" style:family="paragraph" style:parent-style-name="Text_20_body">
      <style:paragraph-properties fo:line-height="150%" fo:orphans="0"/>
      <style:text-properties fo:color="#000000" loext:opacity="100%" style:font-name="Calibri" fo:font-size="13.5pt" fo:background-color="#ffffff" style:font-size-asian="12pt" style:font-size-complex="12pt"/>
    </style:style>
    <style:style style:name="P23" style:family="paragraph" style:parent-style-name="Text_20_body">
      <style:paragraph-properties fo:line-height="150%" fo:orphans="0"/>
      <style:text-properties fo:color="#000000" loext:opacity="100%" style:font-name="Arial" fo:background-color="#ffffff" style:font-size-asian="12pt"/>
    </style:style>
    <style:style style:name="P24" style:family="paragraph" style:parent-style-name="Text_20_body">
      <style:paragraph-properties fo:line-height="150%" fo:orphans="0"/>
    </style:style>
    <style:style style:name="P25" style:family="paragraph" style:parent-style-name="Text_20_body">
      <style:paragraph-properties fo:line-height="150%" fo:orphans="0"/>
      <style:text-properties fo:color="#000000" loext:opacity="100%" style:font-name="Calibri" fo:font-size="13.5pt" fo:background-color="#ffffff"/>
    </style:style>
    <style:style style:name="P26" style:family="paragraph" style:parent-style-name="Text_20_body">
      <style:paragraph-properties fo:line-height="150%"/>
      <style:text-properties officeooo:paragraph-rsid="00067321"/>
    </style:style>
    <style:style style:name="P27" style:family="paragraph" style:parent-style-name="Text_20_body">
      <style:paragraph-properties fo:margin-left="0in" fo:margin-right="0in" fo:margin-top="0in" fo:margin-bottom="0in" style:contextual-spacing="false" fo:line-height="150%" fo:orphans="0" fo:text-indent="0in" style:auto-text-indent="false"/>
      <style:text-properties fo:color="#000000" loext:opacity="100%" style:font-name="Calibri" fo:font-size="13.5pt" officeooo:paragraph-rsid="00067321" fo:background-color="#ffffff"/>
    </style:style>
    <style:style style:name="P28" style:family="paragraph" style:parent-style-name="Text_20_body">
      <style:paragraph-properties fo:line-height="150%" fo:orphans="0"/>
      <style:text-properties officeooo:paragraph-rsid="00067321"/>
    </style:style>
    <style:style style:name="P29" style:family="paragraph" style:parent-style-name="Heading_20_1">
      <style:paragraph-properties fo:line-height="150%"/>
    </style:style>
    <style:style style:name="P30" style:family="paragraph" style:parent-style-name="Table_20_Contents">
      <style:paragraph-properties fo:margin-left="0in" fo:margin-right="0in" fo:margin-top="0in" fo:margin-bottom="0in" style:contextual-spacing="false" fo:line-height="150%" fo:text-indent="0in" style:auto-text-indent="false"/>
    </style:style>
    <style:style style:name="P31" style:family="paragraph" style:parent-style-name="Table_20_Contents">
      <style:paragraph-properties fo:margin-left="0in" fo:margin-right="0in" fo:margin-top="0in" fo:margin-bottom="0.0972in" style:contextual-spacing="false" fo:line-height="150%" fo:text-indent="0in" style:auto-text-indent="false"/>
      <style:text-properties style:font-name="Arial" fo:font-weight="bold"/>
    </style:style>
    <style:style style:name="P32" style:family="paragraph" style:parent-style-name="Table_20_Contents">
      <style:paragraph-properties fo:margin-left="0in" fo:margin-right="0in" fo:margin-top="0in" fo:margin-bottom="0.0972in" style:contextual-spacing="false" fo:line-height="150%" fo:text-indent="0in" style:auto-text-indent="false"/>
      <style:text-properties style:font-name="Arial"/>
    </style:style>
    <style:style style:name="P33" style:family="paragraph" style:parent-style-name="Table_20_Contents">
      <style:paragraph-properties fo:margin-left="0in" fo:margin-right="0in" fo:margin-top="0in" fo:margin-bottom="0.0972in" style:contextual-spacing="false" fo:line-height="150%" fo:text-indent="0in" style:auto-text-indent="false"/>
      <style:text-properties style:font-name="Arial" fo:font-weight="bold" officeooo:rsid="000cdc4b" officeooo:paragraph-rsid="000cdc4b"/>
    </style:style>
    <style:style style:name="P34" style:family="paragraph" style:parent-style-name="Table_20_Contents">
      <style:paragraph-properties fo:margin-left="0in" fo:margin-right="0in" fo:margin-top="0in" fo:margin-bottom="0.0972in" style:contextual-spacing="false" fo:line-height="150%" fo:text-indent="0in" style:auto-text-indent="false"/>
      <style:text-properties style:font-name="Arial" fo:font-weight="bold" officeooo:rsid="000edb13" officeooo:paragraph-rsid="000edb13"/>
    </style:style>
    <style:style style:name="P35" style:family="paragraph" style:parent-style-name="Table_20_Contents">
      <style:paragraph-properties fo:margin-left="0in" fo:margin-right="0in" fo:margin-top="0in" fo:margin-bottom="0.0972in" style:contextual-spacing="false" fo:line-height="150%" fo:text-indent="0in" style:auto-text-indent="false"/>
      <style:text-properties style:font-name="Arial" fo:font-weight="bold" officeooo:rsid="000ef0a2" officeooo:paragraph-rsid="000ef0a2"/>
    </style:style>
    <style:style style:name="P36" style:family="paragraph" style:parent-style-name="Text_20_body">
      <style:paragraph-properties fo:line-height="150%"/>
      <style:text-properties fo:color="#000000" loext:opacity="100%" fo:background-color="#ffffff"/>
    </style:style>
    <style:style style:name="T1" style:family="text">
      <style:text-properties style:font-name="Arial" fo:font-size="12pt" fo:font-weight="normal" style:font-size-asian="12pt" style:font-weight-asian="normal" style:font-size-complex="12pt" style:font-weight-complex="normal"/>
    </style:style>
    <style:style style:name="T2" style:family="text">
      <style:text-properties style:font-name="Arial" fo:font-size="12pt" fo:font-style="italic" fo:font-weight="normal" style:font-size-asian="12pt" style:font-weight-asian="normal" style:font-size-complex="12pt" style:font-weight-complex="normal"/>
    </style:style>
    <style:style style:name="T3" style:family="text">
      <style:text-properties style:font-name="Arial" fo:font-size="12pt" style:font-size-asian="12pt" style:font-size-complex="12pt"/>
    </style:style>
    <style:style style:name="T4" style:family="text">
      <style:text-properties style:font-name="Arial" fo:font-size="12pt" fo:font-style="italic" style:font-size-asian="12pt" style:font-size-complex="12pt"/>
    </style:style>
    <style:style style:name="T5" style:family="text">
      <style:text-properties style:font-name="Arial" fo:font-size="12pt" officeooo:rsid="00067bcd" style:font-size-asian="12pt" style:font-size-complex="12pt"/>
    </style:style>
    <style:style style:name="T6" style:family="text">
      <style:text-properties style:font-name="Arial" fo:font-size="12pt" officeooo:rsid="000824c1" style:font-size-asian="12pt" style:font-size-complex="12pt"/>
    </style:style>
    <style:style style:name="T7" style:family="text">
      <style:text-properties style:font-name="Arial" fo:font-size="12pt" officeooo:rsid="0009739f" style:font-size-asian="12pt" style:font-size-complex="12pt"/>
    </style:style>
    <style:style style:name="T8" style:family="text">
      <style:text-properties officeooo:rsid="000824c1"/>
    </style:style>
    <style:style style:name="T9" style:family="text">
      <style:text-properties style:font-name="Arial" fo:font-size="12pt" officeooo:rsid="000a7a46" style:font-size-asian="12pt" style:font-size-complex="12pt"/>
    </style:style>
    <style:style style:name="T10" style:family="text">
      <style:text-properties fo:font-size="12pt" style:font-size-asian="12pt" style:font-size-complex="12pt"/>
    </style:style>
    <style:style style:name="T11" style:family="text">
      <style:text-properties fo:font-size="12pt" fo:font-style="italic" style:font-size-asian="12pt" style:font-size-complex="12pt"/>
    </style:style>
    <style:style style:name="T12" style:family="text">
      <style:text-properties fo:font-size="12pt" officeooo:rsid="000a7a46" style:font-size-asian="12pt" style:font-size-complex="12pt"/>
    </style:style>
    <style:style style:name="T13" style:family="text">
      <style:text-properties fo:font-size="12pt" officeooo:rsid="000aed5c" style:font-size-asian="12pt" style:font-size-complex="12pt"/>
    </style:style>
    <style:style style:name="T14" style:family="text">
      <style:text-properties style:font-name="Arial" fo:font-size="12pt" officeooo:rsid="000aed5c" style:font-size-asian="12pt" style:font-size-complex="12pt"/>
    </style:style>
    <style:style style:name="T15" style:family="text">
      <style:text-properties style:font-name="Arial" fo:font-size="12pt" officeooo:rsid="000aee7b" style:font-size-asian="12pt" style:font-size-complex="12pt"/>
    </style:style>
    <style:style style:name="T16" style:family="text">
      <style:text-properties style:font-name="Arial" fo:font-size="12pt" style:font-size-complex="12pt"/>
    </style:style>
    <style:style style:name="T17" style:family="text">
      <style:text-properties style:font-name="Arial" fo:font-size="12pt" fo:font-style="italic" style:font-size-complex="12pt"/>
    </style:style>
    <style:style style:name="T18" style:family="text">
      <style:text-properties style:font-name="Arial" fo:font-size="12pt" officeooo:rsid="000aee7b" style:font-size-complex="12pt"/>
    </style:style>
    <style:style style:name="T19" style:family="text">
      <style:text-properties fo:font-style="italic" style:font-style-asian="italic"/>
    </style:style>
    <style:style style:name="T20" style:family="text">
      <style:text-properties officeooo:rsid="000aee7b"/>
    </style:style>
    <style:style style:name="T21" style:family="text">
      <style:text-properties style:font-name="Arial" fo:font-size="12pt"/>
    </style:style>
    <style:style style:name="T22" style:family="text">
      <style:text-properties style:font-name="Arial" fo:font-size="12pt" fo:font-style="italic"/>
    </style:style>
    <style:style style:name="T23" style:family="text">
      <style:text-properties style:font-name="Arial" fo:font-size="12pt" officeooo:rsid="000aee7b"/>
    </style:style>
    <style:style style:name="T24" style:family="text">
      <style:text-properties style:font-name="Arial" fo:font-size="12pt" officeooo:rsid="000cdc4b"/>
    </style:style>
    <style:style style:name="T25" style:family="text">
      <style:text-properties officeooo:rsid="000edb13"/>
    </style:style>
    <style:style style:name="T26" style:family="text">
      <style:text-properties fo:font-style="italic"/>
    </style:style>
    <style:style style:name="T27" style:family="text">
      <style:text-properties officeooo:rsid="000ef0a2"/>
    </style:style>
    <style:style style:name="T28" style:family="text">
      <style:text-properties officeooo:rsid="0063dbe1"/>
    </style:style>
    <style:style style:name="T29" style:family="text">
      <style:text-properties fo:color="#000000" loext:opacity="100%" fo:background-color="#ffffff" loext:char-shading-value="0"/>
    </style:style>
    <style:style style:name="T30" style:family="text">
      <style:text-properties officeooo:rsid="000a6224"/>
    </style:style>
    <style:style style:name="T31" style:family="text">
      <style:text-properties style:font-name="Arial"/>
    </style:style>
    <style:style style:name="T32" style:family="text">
      <style:text-properties fo:font-weight="bold"/>
    </style:style>
    <style:style style:name="T3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ferences</text:h>
      <text:p text:style-name="P2"><text:bookmark text:name="ContentPlaceHolder1_LinkPaperPage_LinkPaperContent_HarvardCitations"/><text:span text:style-name="T1">Stynes, P. and Pathak, P. (2022). A Research Supervision Framework for Quality and Scalability. In </text:span><text:span text:style-name="T2">Proceedings of the 14th International Conference on Computer Supported Education - Volume 2: CSEDU</text:span><text:span text:style-name="T1">; ISBN 978-989-758-562-3; ISSN 2184-5026, SciTePress, pages 395-403. DOI: </text:span><text:a xlink:type="simple" xlink:href="https://doi.org/10.5220/0011093900003182" text:style-name="Internet_20_link" text:visited-style-name="Visited_20_Internet_20_Link"><text:span text:style-name="T1">10.5220/0011093900003182</text:span></text:a><text:span text:style-name="T1">.</text:span></text:p>
      <text:p text:style-name="P3"/>
      <text:p text:style-name="P4"><text:span text:style-name="T3">sites.google.com. (n.d.). </text:span><text:span text:style-name="T4">UoM Students Statistics - Students Enrolment (ASRO)</text:span><text:span text:style-name="T3">. [online] Available at: </text:span><text:a xlink:type="simple" xlink:href="https://sites.google.com/uom.ac.mu/uomstudentsstatistics/students-enrolment-asro" text:style-name="Internet_20_link" text:visited-style-name="Visited_20_Internet_20_Link"><text:span text:style-name="T3">https://sites.google.com/uom.ac.mu/uomstudentsstatistics/students-enrolment-asro</text:span></text:a><text:span text:style-name="T3">. </text:span><text:span text:style-name="T5">[Accessed 24 </text:span><text:span text:style-name="T6">Sept</text:span><text:span text:style-name="T5">. 2025]</text:span></text:p>
      <text:p text:style-name="P5"/>
      <text:p text:style-name="P6"><text:span text:style-name="T3">Beekhy, B.S. (2013). A web based final year project supervision system. Undergraduate dissertation, University of Mauritius. [online] Available at: </text:span><text:a xlink:type="simple" xlink:href="https://library.uom.ac.mu/libero/WebOpac.cls?VERSION=2&amp;ACTION=DISPLAY&amp;RSN=10186243" text:style-name="Internet_20_link" text:visited-style-name="Visited_20_Internet_20_Link"><text:span text:style-name="T3">https://library.uom.ac.mu/libero/WebOpac.cls?VERSION=2&amp;ACTION=DISPLAY&amp;RSN=10186243</text:span></text:a><text:span text:style-name="T3"> [Accessed 14 </text:span><text:span text:style-name="T6">Sept.</text:span><text:span text:style-name="T3"> 2025].</text:span></text:p>
      <text:p text:style-name="P5"/>
      <text:p text:style-name="P6"><text:span text:style-name="T3">Creatrix Campus (2025.-a). Higher Education Solutions for Modern Campuses | Creatrix Campus [online] Available at: </text:span><text:a xlink:type="simple" xlink:href="https://www.creatrixcampus.com/" text:style-name="Internet_20_link" text:visited-style-name="Visited_20_Internet_20_Link"><text:span text:style-name="T3">https://www.creatrixcampus.com/</text:span></text:a><text:span text:style-name="T3"> [Accessed 14 </text:span><text:span text:style-name="T6">Sept.</text:span><text:span text:style-name="T3"> 2025].</text:span></text:p>
      <text:p text:style-name="P5"/>
      <text:p text:style-name="P5">Creatrix Campus (2025.-b). Thesis Management System. [online] Available at:</text:p>
      <text:p text:style-name="P6"><text:a xlink:type="simple" xlink:href="https://www.creatrixcampus.com/thesis-management-system" text:style-name="Internet_20_link" text:visited-style-name="Visited_20_Internet_20_Link"><text:span text:style-name="T3">https://www.creatrixcampus.com/thesis-management-system</text:span></text:a><text:span text:style-name="T3"> [Accessed 13 </text:span><text:span text:style-name="T6">Sept.</text:span><text:span text:style-name="T3"> 2025].</text:span></text:p>
      <text:p text:style-name="P5"/>
      <text:p text:style-name="P6"><text:span text:style-name="T3">Creatrix Campus (2025.-c). Meeting Management Software Higher Education. [online] Available at: </text:span><text:a xlink:type="simple" xlink:href="https://www.creatrixcampus.com/Meeting-Management-Software-Higher-Education" text:style-name="Internet_20_link" text:visited-style-name="Visited_20_Internet_20_Link"><text:span text:style-name="T3">https://www.creatrixcampus.com/Meeting-Management-Software-Higher-Education</text:span></text:a><text:span text:style-name="T3"> [Accessed 13 </text:span><text:span text:style-name="T6">Sept.</text:span><text:span text:style-name="T3"> 2025].</text:span></text:p>
      <text:p text:style-name="P7"/>
      <text:p text:style-name="P8"><text:span text:style-name="T3">Khamaruddin, P.N., Sauki, A.N., Othman, N.S. and Kadri, A.F. (2017) ‘Using Moodle as an integrated Final Year Project management system’, in </text:span><text:span text:style-name="T4">2017 IEEE 9th International Conference on Engineering Education (ICEED)</text:span><text:span text:style-name="T3">. Kanazawa, Japan: IEEE, pp. 238–243. doi: </text:span><text:a xlink:type="simple" xlink:href="https://doi.org/10.1109/ICEED.2017.8251200" text:style-name="Internet_20_link" text:visited-style-name="Visited_20_Internet_20_Link"><text:span text:style-name="T3">10.1109/ICEED.2017.8251200</text:span></text:a><text:span text:style-name="T3">.</text:span></text:p>
      <text:p text:style-name="P7"/>
      <text:p text:style-name="P7"/>
      <text:p text:style-name="P9"><text:soft-page-break/><text:span text:style-name="T3">Leung, Chun-Hang &amp; Lai, Chung-Lun &amp; Yuan, Tsun-Kit &amp; Pang, Wai-Man &amp; Tang, Jeff &amp; Ho, Wai-shing &amp; Wong, Tak-Lam. (2015). The Development of a Final Year Project Management System for Information Technology Programmes. Communications in Computer and Information Science. 494. 86-97. </text:span><text:span text:style-name="T7">doi: </text:span><text:a xlink:type="simple" xlink:href="https://doi.org/10.1007/978-3-662-46158-7_9" text:style-name="Internet_20_link" text:visited-style-name="Visited_20_Internet_20_Link"><text:span text:style-name="T3">10.1007/978-3-662-46158-7_9</text:span></text:a><text:span text:style-name="T3">. </text:span></text:p>
      <text:p text:style-name="P7"/>
      <text:p text:style-name="P5">Google (2025.-a). Compare G Suite editions. [online] Available at:</text:p>
      <text:p text:style-name="P6"><text:a xlink:type="simple" xlink:href="https://support.google.com/a/answer/7370133?hl=en" text:style-name="Internet_20_link" text:visited-style-name="Visited_20_Internet_20_Link"><text:span text:style-name="T3">https://support.google.com/a/answer/7370133?hl=en</text:span></text:a><text:span text:style-name="T3"> [Accessed 15 </text:span><text:span text:style-name="T6">Sept.</text:span><text:span text:style-name="T3"> 2025].</text:span></text:p>
      <text:p text:style-name="P5"/>
      <text:p text:style-name="P6"><text:span text:style-name="T3">Google (2025.-b). Google Classroom. [online] Available at: </text:span><text:a xlink:type="simple" xlink:href="https://edu.google.com/workspace-for-education/classroom/" text:style-name="Internet_20_link" text:visited-style-name="Visited_20_Internet_20_Link"><text:span text:style-name="T3">https://edu.google.com/workspace-for-education/classroom/</text:span></text:a><text:span text:style-name="T3"> [Accessed 15 </text:span><text:span text:style-name="T6">Sept.</text:span><text:span text:style-name="T3"> 2025].</text:span></text:p>
      <text:p text:style-name="P7"/>
      <text:p text:style-name="P4"><text:span text:style-name="T3">Google (2025.-c). Google Calendar. [online] Available at: </text:span><text:a xlink:type="simple" xlink:href="https://www.google.com/calendar/about/" text:style-name="Internet_20_link" text:visited-style-name="Visited_20_Internet_20_Link"><text:span text:style-name="T3">https://www.google.com/calendar/about/</text:span></text:a><text:span text:style-name="T3"> [Accessed 15 </text:span><text:span text:style-name="T6">Sept.</text:span><text:span text:style-name="T3"> 2025].</text:span></text:p>
      <text:p text:style-name="P5"/>
      <text:p text:style-name="P6"><text:span text:style-name="T3">Google (2025.-d). See what’s changed in a file - Google Docs Editors Help. [online] Available at: </text:span><text:a xlink:type="simple" xlink:href="https://support.google.com/docs/answer/190843?hl=en&amp;co=GENIE.Platform%3DDesktop" text:style-name="Internet_20_link" text:visited-style-name="Visited_20_Internet_20_Link"><text:span text:style-name="T3">https://support.google.com/docs/answer/190843?hl=en&amp;co=GENIE.Platform%3DDesktop</text:span></text:a></text:p>
      <text:p text:style-name="P7">[Accessed 15 <text:span text:style-name="T8">Sept.</text:span> 2025].</text:p>
      <text:p text:style-name="P7"/>
      <text:p text:style-name="P5">Google (2025.-e). About Assignments - Google for Education. [online] Available at:</text:p>
      <text:p text:style-name="P9"><text:a xlink:type="simple" xlink:href="https://edu.google.com/assignments/" text:style-name="Internet_20_link" text:visited-style-name="Visited_20_Internet_20_Link"><text:span text:style-name="T3">https://edu.google.com/assignments/</text:span></text:a><text:span text:style-name="T3"> [Accessed 15 </text:span><text:span text:style-name="T9">Sept.</text:span><text:span text:style-name="T3"> 2025].</text:span></text:p>
      <text:p text:style-name="P5"/>
      <text:p text:style-name="P9"><text:span text:style-name="T3">Olayinka, S.O., Adeniyi, A.O. and [Other Authors] (2024) ‘Mitigating the challenges of final year projects supervision in Nigeria tertiary institutions for improved quality assurance’, </text:span><text:span text:style-name="T4">World Journal of Advanced Engineering Technology and Sciences</text:span><text:span text:style-name="T3">, 12(02), pp. 179–188. doi: </text:span><text:a xlink:type="simple" xlink:href="https://doi.org/10.30574/wjaets.2024.12.2.0286" text:style-name="Internet_20_link" text:visited-style-name="Visited_20_Internet_20_Link"><text:span text:style-name="T3">10.30574/wjaets.2024.12.2.0286</text:span></text:a><text:span text:style-name="T3">.</text:span></text:p>
      <text:p text:style-name="P5"/>
      <text:p text:style-name="P10"><text:span text:style-name="T10">Microsoft (2024). </text:span><text:span text:style-name="T11">ASP.NET | Open-source web framework for .NET</text:span><text:span text:style-name="T10">. [online] Microsoft. Available at: </text:span><text:a xlink:type="simple" xlink:href="https://dotnet.microsoft.com/en-us/apps/aspnet" text:style-name="Internet_20_link" text:visited-style-name="Visited_20_Internet_20_Link"><text:span text:style-name="T10">https://dotnet.microsoft.com/en-us/apps/aspnet</text:span></text:a><text:span text:style-name="T10">. </text:span><text:span text:style-name="T12">[Accessed 24 Mar. 2026]</text:span></text:p>
      <text:p text:style-name="P11"><text:span text:style-name="T3">‌Laravel (2011). </text:span><text:span text:style-name="T4">Laravel - The PHP Framework For Web Artisans</text:span><text:span text:style-name="T3">. [online] Laravel.com. Available at: </text:span><text:a xlink:type="simple" xlink:href="https://laravel.com/" text:style-name="Internet_20_link" text:visited-style-name="Visited_20_Internet_20_Link"><text:span text:style-name="T3">https://laravel.com</text:span></text:a><text:span text:style-name="T3">. </text:span><text:span text:style-name="T9">[Accessed 24 Mar. 2026]</text:span></text:p>
      <text:p text:style-name="P12"/>
      <text:p text:style-name="P13"><text:soft-page-break/><text:span text:style-name="T10">Vercel (2024). </text:span><text:span text:style-name="T11">Getting Started | Next.js</text:span><text:span text:style-name="T10">. [online] nextjs.org. Available at: </text:span><text:a xlink:type="simple" xlink:href="https://nextjs.org/docs" text:style-name="Internet_20_link" text:visited-style-name="Visited_20_Internet_20_Link"><text:span text:style-name="T10">https://nextjs.org/docs</text:span></text:a><text:span text:style-name="T10">. </text:span><text:span text:style-name="T13">[Accessed 24 Mar. 2026]</text:span></text:p>
      <text:p text:style-name="P14">‌</text:p>
      <text:p text:style-name="P11"><text:span text:style-name="T3">Buljić, Imad &amp; Kadusic, Esad &amp; Cvijanovic, Tamara &amp; Hadzajlic, Narcisa &amp; Zivic, Natasa. (2025). Comparative Performance Analysis of Leading Backend Frameworks for Developers. 1-5. </text:span><text:span text:style-name="T14">doi: </text:span><text:a xlink:type="simple" xlink:href="https://doi.org/10.1109/INFOTEH64129.2025.10959250" text:style-name="Internet_20_link" text:visited-style-name="Visited_20_Internet_20_Link"><text:span text:style-name="T3">10.1109/INFOTEH64129.2025.10959250</text:span></text:a><text:span text:style-name="T3">.</text:span></text:p>
      <text:p text:style-name="P5"/>
      <text:p text:style-name="P15"><text:span text:style-name="T3">Panchal, B. (2024). </text:span><text:span text:style-name="T4">Front End Statistics: Trends, Insights and Innovations</text:span><text:span text:style-name="T3">. [online] Radixweb. Available at: </text:span><text:a xlink:type="simple" xlink:href="https://radixweb.com/blog/frontend-statistics" text:style-name="Internet_20_link" text:visited-style-name="Visited_20_Internet_20_Link"><text:span text:style-name="T3">https://radixweb.com/blog/frontend-statistics</text:span></text:a><text:span text:style-name="T3">. </text:span><text:span text:style-name="T15">[Accessed 24 Mar. 2026]</text:span></text:p>
      <text:p text:style-name="P16"/>
      <text:p text:style-name="P17"><text:span text:style-name="T16">Meta Open Source (2025). </text:span><text:span text:style-name="T17">React</text:span><text:span text:style-name="T16">. [online] react.dev. Available at: </text:span><text:a xlink:type="simple" xlink:href="https://react.dev/" text:style-name="Internet_20_link" text:visited-style-name="Visited_20_Internet_20_Link"><text:span text:style-name="T16">https://react.dev/</text:span></text:a><text:span text:style-name="T16">. </text:span><text:span text:style-name="T18">[Accessed 24 Mar. 2026]</text:span></text:p>
      <text:p text:style-name="P18"/>
      <text:p text:style-name="P19"><text:span text:style-name="T16">You, E. (2014). </text:span><text:span text:style-name="T17">Vue.js</text:span><text:span text:style-name="T16">. [online] Vuejs.org. Available at: </text:span><text:a xlink:type="simple" xlink:href="https://vuejs.org/" text:style-name="Internet_20_link" text:visited-style-name="Visited_20_Internet_20_Link"><text:span text:style-name="T16">https://vuejs.org/</text:span></text:a><text:span text:style-name="T16">. </text:span><text:span text:style-name="T18">[Accessed 24 Mar. 2026]</text:span></text:p>
      <text:p text:style-name="P20"/>
      <text:p text:style-name="P21">Belagatti, P. (2025) <text:span text:style-name="Default_20_Paragraph_20_Font"><text:span text:style-name="T19">How to Choose the Right SQL Database</text:span></text:span>. SingleStore. Available at: <text:a xlink:type="simple" xlink:href="https://www.singlestore.com/blog/how-to-choose-the-right-sql-database/" office:target-frame-name="_top" xlink:show="replace" text:style-name="Internet_20_link" text:visited-style-name="Visited_20_Internet_20_Link">https://www.singlestore.com/blog/how-to-choose-the-right-sql-database/</text:a> <text:span text:style-name="T20">[</text:span>Accessed: 19 <text:span text:style-name="T20">Nov.</text:span> 2025<text:span text:style-name="T20">]</text:span>.</text:p>
      <text:p text:style-name="P14"/>
      <text:p text:style-name="P22"><text:span text:style-name="T21">Amazon Web Services (n.d.). </text:span><text:span text:style-name="T22">MySQL vs. PostgreSQL - Comparing Relational Database Management Systems (RDBMS) - AWS</text:span><text:span text:style-name="T21">. [online] Amazon Web Services, Inc. Available at: </text:span><text:a xlink:type="simple" xlink:href="https://aws.amazon.com/compare/the-difference-between-mysql-vs-postgresql/" text:style-name="Internet_20_link" text:visited-style-name="Visited_20_Internet_20_Link"><text:span text:style-name="T21">https://aws.amazon.com/compare/the-difference-between-mysql-vs-postgresql/</text:span></text:a><text:span text:style-name="T21">. </text:span><text:span text:style-name="T23">[Accessed 24 Mar. 2026]</text:span></text:p>
      <text:p text:style-name="P14">‌</text:p>
      <text:p text:style-name="P22"><text:span text:style-name="T21">PostgreSQL Documentation. (2025). </text:span><text:span text:style-name="T22">65.2. TOAST</text:span><text:span text:style-name="T21">. [online] Available at: </text:span><text:a xlink:type="simple" xlink:href="https://www.postgresql.org/docs/current/storage-toast.html" text:style-name="Internet_20_link" text:visited-style-name="Visited_20_Internet_20_Link"><text:span text:style-name="T21">https://www.postgresql.org/docs/current/storage-toast.html</text:span></text:a><text:span text:style-name="T21">. </text:span><text:span text:style-name="T24">[Accessed 24 Mar. 2026]</text:span></text:p>
      <text:p text:style-name="P23">‌</text:p>
      <text:p text:style-name="P14"><text:soft-page-break/>Bommasani, Rishi &amp; Hudson, Drew &amp; Adeli, Ehsan &amp; Altman, Russ &amp; Arora, Simran &amp; Arx, Sydney &amp; Bernstein, Michael &amp; Bohg, Jeannette &amp; Bosselut, Antoine &amp; Brunskill, Emma &amp; Brynjolfsson, Erik &amp; Buch, Shyamal &amp; Card, Dallas &amp; Castellon, Rodrigo &amp; Chatterji, Niladri &amp; Chen, Annie &amp; Creel, Kathleen &amp; Davis, Jared &amp; Demszky, Dora &amp; Liang, Percy. (2021). On the Opportunities and Risks of Foundation Models. <text:span text:style-name="T25">doi: </text:span><text:a xlink:type="simple" xlink:href="https://doi.org/10.48550/arXiv.2108.07258" text:style-name="Internet_20_link" text:visited-style-name="Visited_20_Internet_20_Link">10.48550/arXiv.2108.07258</text:a>. </text:p>
      <text:p text:style-name="P24"/>
      <text:p text:style-name="P25">Vellum. (2025). <text:span text:style-name="T26">LLM Leaderboard - Vellum</text:span>. [online] Available at: <text:a xlink:type="simple" xlink:href="https://vellum.ai/llm-leaderboard" text:style-name="Internet_20_link" text:visited-style-name="Visited_20_Internet_20_Link">https://vellum.ai/llm-leaderboard</text:a> [Accessed 24 Mar. 2026].</text:p>
      <text:p text:style-name="P11">‌</text:p>
      <text:p text:style-name="P25">IEvangelist (2023). <text:span text:style-name="T26">Channels - .NET</text:span>. [online] Microsoft.com. Available at: <text:a xlink:type="simple" xlink:href="https://learn.microsoft.com/en-us/dotnet/core/extensions/channels" text:style-name="Internet_20_link" text:visited-style-name="Visited_20_Internet_20_Link">https://learn.microsoft.com/en-us/dotnet/core/extensions/channels</text:a>. <text:span text:style-name="T27">[Accessed 24 Mar. 2026]</text:span></text:p>
      <text:p text:style-name="P11">‌</text:p>
      <text:p text:style-name="P24"/>
      <text:p text:style-name="P24"/>
      <text:p text:style-name="P26">Bass, L., Clements, P. &amp; Kazman, R. (2021). <text:span text:style-name="Default_20_Paragraph_20_Font"><text:span text:style-name="T19">Software Architecture in Practice</text:span></text:span> (4th ed.). Addison-Wesley Professional.</text:p>
      <text:p text:style-name="P26"/>
      <text:p text:style-name="P26"><text:span text:style-name="Strong_20_Emphasis">Garcia-Molina, H., Ullman, J. D., &amp; Widom, J. (2009).</text:span> <text:span text:style-name="Emphasis">Database Systems: The Complete Book</text:span> (2nd ed.). Pearson Prentice Hall. (For database storage and data structure management).</text:p>
      <text:p text:style-name="P26"/>
      <text:p text:style-name="P26">Gupta, M., Sharma, S., Rathi, M., &amp; Singh, A. (2025). Secure API Gateway with Rate Limiting and JWT Authentication. <text:span text:style-name="Emphasis">International Journal for Research in Applied Science and Engineering Technology (IJRASET)</text:span>, 13(4), pp. 3559-3562.</text:p>
      <text:p text:style-name="P26"><text:soft-page-break/>Sakimura, N., Bradley, J., Jones, M., de Medeiros, B. and Mortimore, C. (2014) <text:span text:style-name="T26">OpenID Connect Core 1.0 incorporating errata set 1</text:span>. Available at: <text:a xlink:type="simple" xlink:href="https://openid.net/specs/openid-connect-core-1_0.html" office:target-frame-name="_blank" xlink:show="new" text:style-name="Internet_20_link" text:visited-style-name="Visited_20_Internet_20_Link">https://openid.net/specs/openid-connect-core-1_0.html</text:a> (Accessed: 24 January 2026).</text:p>
      <text:p text:style-name="P26">Microsoft (2024) <text:span text:style-name="T26">HMACSHA256 Class (System.Security.Cryptography)</text:span>. Available at: <text:a xlink:type="simple" xlink:href="https://learn.microsoft.com/en-us/dotnet/api/system.security.cryptography.hmacsha256" office:target-frame-name="_blank" xlink:show="new" text:style-name="Internet_20_link" text:visited-style-name="Visited_20_Internet_20_Link">https://learn.microsoft.com/en-us/dotnet/api/system.security.cryptography.hmacsha256</text:a> (Accessed: 24 January 2026)</text:p>
      <text:p text:style-name="P26">Microsoft (2024) <text:span text:style-name="T26">Policy-based authorization in ASP.NET Core</text:span>. Available at: <text:a xlink:type="simple" xlink:href="https://learn.microsoft.com/en-us/aspnet/core/security/authorization/policies" office:target-frame-name="_blank" xlink:show="new" text:style-name="Internet_20_link" text:visited-style-name="Visited_20_Internet_20_Link">https://learn.microsoft.com/en-us/aspnet/core/security/authorization/policies</text:a> (Accessed: 25 January 2026).</text:p>
      <text:p text:style-name="P26">tanstack.com. (<text:span text:style-name="T28">2025</text:span>.). <text:span text:style-name="T26">Overview | TanStack Query Docs</text:span>. [online] Available at: <text:a xlink:type="simple" xlink:href="https://tanstack.com/query/latest/docs/framework/react/overview" text:style-name="Internet_20_link" text:visited-style-name="Visited_20_Internet_20_Link">https://tanstack.com/query/latest/docs/framework/react/overview</text:a>.</text:p>
      <text:p text:style-name="P27">Material UI (2024). <text:span text:style-name="T26">Overview - Material UI</text:span>. [online] mui.com. Available at: https://mui.com/material-ui/getting-started/.</text:p>
      <text:p text:style-name="P28"><text:span text:style-name="T29">‌</text:span></text:p>
      <text:h text:style-name="P29" text:outline-level="1">Appendix A: <text:span text:style-name="T30">Glossary of Technical Terms</text:span></text:h>
      <table:table table:name="Table1" table:style-name="Table1">
        <table:table-column table:style-name="Table1.A"/>
        <table:table-column table:style-name="Table1.B"/>
        <table:table-header-rows>
          <table:table-row>
            <table:table-cell table:style-name="Table1.A1" office:value-type="string">
              <text:p text:style-name="P30"><text:span text:style-name="Strong_20_Emphasis"><text:span text:style-name="T31">Term</text:span></text:span></text:p>
            </table:table-cell>
            <table:table-cell table:style-name="Table1.A1" office:value-type="string">
              <text:p text:style-name="P30"><text:span text:style-name="Strong_20_Emphasis"><text:span text:style-name="T31">Definition</text:span></text:span></text:p>
            </table:table-cell>
          </table:table-row>
        </table:table-header-rows>
        <table:table-row>
          <table:table-cell table:style-name="Table1.A1" office:value-type="string">
            <text:p text:style-name="P31">CSR</text:p>
          </table:table-cell>
          <table:table-cell table:style-name="Table1.A1" office:value-type="string">
            <text:p text:style-name="P32"><text:span text:style-name="T32">Client-Side Rendering</text:span>: A web development pattern where the browser renders content using JavaScript. The server provides a minimal HTML document, and the client-side framework (e.g., React) manages DOM updates directly (Mozilla, 2026).</text:p>
          </table:table-cell>
        </table:table-row>
        <table:table-row>
          <table:table-cell table:style-name="Table1.A1" office:value-type="string">
            <text:p text:style-name="P31">SSR</text:p>
          </table:table-cell>
          <table:table-cell table:style-name="Table1.A1" office:value-type="string">
            <text:p text:style-name="P32"><text:span text:style-name="T32">Server-Side Rendering</text:span>: The process of generating the full HTML for a web page on the server in response to a request. This ensures the browser receives a fully rendered view before the JavaScript bundle executes, improving initial load times (Vercel, 2026).</text:p>
          </table:table-cell>
        </table:table-row>
        <table:table-row>
          <table:table-cell table:style-name="Table1.A4" office:value-type="string">
            <text:p text:style-name="P33">DOM</text:p>
          </table:table-cell>
          <table:table-cell table:style-name="Table1.A4" office:value-type="string">
            <text:p text:style-name="P32"><text:span text:style-name="T32">Document Object Model</text:span>: A programming interface for HTML and XML documents. It represents the page structure as a hierarchical tree of objects, allowing programs to modify the document structure, style, and content <text:soft-page-break/>dynamically (W3C, 2026).</text:p>
          </table:table-cell>
        </table:table-row>
        <table:table-row>
          <table:table-cell table:style-name="Table1.A1" office:value-type="string">
            <text:p text:style-name="P31">Virtual DOM</text:p>
          </table:table-cell>
          <table:table-cell table:style-name="Table1.A1" office:value-type="string">
            <text:p text:style-name="P32"><text:span text:style-name="T32">Virtual Document Object Model</text:span>: A programming concept where an ideal representation of a UI is kept in memory and synced with the "real" DOM. This process, known as reconciliation, optimizes performance by minimizing direct manipulation of the browser's DOM (Meta, 2026).</text:p>
          </table:table-cell>
        </table:table-row>
        <table:table-row>
          <table:table-cell table:style-name="Table1.A1" office:value-type="string">
            <text:p text:style-name="P31">Horizontal Scalability</text:p>
          </table:table-cell>
          <table:table-cell table:style-name="Table1.A1" office:value-type="string">
            <text:p text:style-name="P32"><text:span text:style-name="T32">Scaling Out</text:span>: The capacity of a system to distribute increased workload by adding more nodes (servers) to the network, allowing the system to function as a single logical unit while handling higher traffic (Abbott &amp; Fisher, 2026).</text:p>
          </table:table-cell>
        </table:table-row>
        <table:table-row>
          <table:table-cell table:style-name="Table1.A1" office:value-type="string">
            <text:p text:style-name="P31">Vertical Scalability</text:p>
          </table:table-cell>
          <table:table-cell table:style-name="Table1.A1" office:value-type="string">
            <text:p text:style-name="P32"><text:span text:style-name="T32">Scaling Up</text:span>: The process of adding more power (CPU, RAM) to an existing server. Unlike horizontal scaling, it is fundamentally limited by the maximum hardware specifications of an individual machine (Microsoft Azure, 2026).</text:p>
          </table:table-cell>
        </table:table-row>
        <table:table-row>
          <table:table-cell table:style-name="Table1.A1" office:value-type="string">
            <text:p text:style-name="P31">REST</text:p>
          </table:table-cell>
          <table:table-cell table:style-name="Table1.A1" office:value-type="string">
            <text:p text:style-name="P32"><text:span text:style-name="T32">Representational State Transfer</text:span>: An architectural style for distributed hypermedia systems. It relies on a stateless, client-server, cacheable communications protocol, typically HTTP, to enable interoperability between web systems (Fielding, 2000).</text:p>
          </table:table-cell>
        </table:table-row>
        <table:table-row>
          <table:table-cell table:style-name="Table1.A1" office:value-type="string">
            <text:p text:style-name="P31">SOAP</text:p>
          </table:table-cell>
          <table:table-cell table:style-name="Table1.A1" office:value-type="string">
            <text:p text:style-name="P32"><text:span text:style-name="T32">Simple Object Access Protocol</text:span>: An XML-based messaging protocol for exchanging structured information. It provides a formal, industry-standard way to describe message structures for web services across different operating systems (W3C, 2007).</text:p>
          </table:table-cell>
        </table:table-row>
        <table:table-row>
          <table:table-cell table:style-name="Table1.A1" office:value-type="string">
            <text:p text:style-name="P31">JWT</text:p>
          </table:table-cell>
          <table:table-cell table:style-name="Table1.A1" office:value-type="string">
            <text:p text:style-name="P32"><text:span text:style-name="T32">JSON Web Token</text:span>: An open standard (<text:span text:style-name="T32">RFC 7519</text:span>) for securely transmitting information between parties as a JSON object. It is commonly used for stateless authentication and secure information exchange in modern web applications (IETF, 2015).</text:p>
          </table:table-cell>
        </table:table-row>
        <table:table-row>
          <table:table-cell table:style-name="Table1.A1" office:value-type="string">
            <text:p text:style-name="P31">RBAC</text:p>
          </table:table-cell>
          <table:table-cell table:style-name="Table1.A1" office:value-type="string">
            <text:p text:style-name="P32"><text:span text:style-name="T32">Role-Based Access Control</text:span>: An approach to restricting system access to authorized users based on their defined role. Permissions are associated with roles (e.g., Student, Supervisor), and users are granted access by association (NIST, 2026).</text:p>
          </table:table-cell>
        </table:table-row>
        <table:table-row>
          <table:table-cell table:style-name="Table1.A1" office:value-type="string">
            <text:p text:style-name="P31">XSS</text:p>
          </table:table-cell>
          <table:table-cell table:style-name="Table1.A1" office:value-type="string">
            <text:p text:style-name="P32"><text:span text:style-name="T32">Cross-Site Scripting</text:span>: A vulnerability occurring when an application includes <text:soft-page-break/>untrusted data in a web page without proper validation. This allows attackers to execute malicious scripts in the victim's browser (OWASP, 2026).</text:p>
          </table:table-cell>
        </table:table-row>
        <table:table-row>
          <table:table-cell table:style-name="Table1.A1" office:value-type="string">
            <text:p text:style-name="P31">CSRF</text:p>
          </table:table-cell>
          <table:table-cell table:style-name="Table1.A1" office:value-type="string">
            <text:p text:style-name="P32"><text:span text:style-name="T32">Cross-Site Request Forgery</text:span>: An attack that tricks an authenticated user into executing unwanted actions on a trusted web application. Mitigation involves using SameSite cookies or anti-forgery tokens (OWASP, 2026).</text:p>
          </table:table-cell>
        </table:table-row>
        <table:table-row>
          <table:table-cell table:style-name="Table1.A1" office:value-type="string">
            <text:p text:style-name="P31">ACID</text:p>
          </table:table-cell>
          <table:table-cell table:style-name="Table1.A1" office:value-type="string">
            <text:p text:style-name="P32"><text:span text:style-name="T32">Atomicity, Consistency, Isolation, Durability</text:span>: A set of database transaction properties intended to guarantee data validity despite errors or failures. In relational systems like PostgreSQL, these ensure reliable transaction processing (Haerder &amp; Reuter, 1983).</text:p>
          </table:table-cell>
        </table:table-row>
        <table:table-row>
          <table:table-cell table:style-name="Table1.A1" office:value-type="string">
            <text:p text:style-name="P31">ORM</text:p>
          </table:table-cell>
          <table:table-cell table:style-name="Table1.A1" office:value-type="string">
            <text:p text:style-name="P32"><text:span text:style-name="T32">Object-Relational Mapping</text:span>: A technique for accessing a relational database from an object-oriented language. Frameworks like <text:span text:style-name="T32">EF Core</text:span> abstract SQL queries, allowing developers to interact with data as C# objects (Microsoft, 2026).</text:p>
          </table:table-cell>
        </table:table-row>
        <table:table-row>
          <table:table-cell table:style-name="Table1.A4" office:value-type="string">
            <text:p text:style-name="P34">Foundational Model</text:p>
          </table:table-cell>
          <table:table-cell table:style-name="Table1.A4" office:value-type="string">
            <text:p text:style-name="P32">A paradigm in artificial intelligence where a single large-scale model, trained on vast quantities of data, can be adapted to a wide range of downstream tasks. These models, such as <text:span text:style-name="T25">Google </text:span><text:span text:style-name="T33">Gemini</text:span>, serve as the core generative engine for diverse applications including text synthesis and code generation (Bommasani et al., 2021).</text:p>
          </table:table-cell>
        </table:table-row>
        <table:table-row>
          <table:table-cell table:style-name="Table1.A1" office:value-type="string">
            <text:p text:style-name="P31">VLM</text:p>
          </table:table-cell>
          <table:table-cell table:style-name="Table1.A1" office:value-type="string">
            <text:p text:style-name="P32"><text:span text:style-name="T32">Vision-Language Model</text:span>: A multimodal AI architecture designed to process and reason across both image and text inputs. These models leverage joint embeddings to analyze document layouts and visual context (Google DeepMind, 2024).</text:p>
          </table:table-cell>
        </table:table-row>
        <table:table-row>
          <table:table-cell table:style-name="Table1.A4" office:value-type="string">
            <text:p text:style-name="P35">In-Memory Queue</text:p>
          </table:table-cell>
          <table:table-cell table:style-name="Table1.A4" office:value-type="string">
            <text:p text:style-name="P32">A high-performance data structure used for asynchronous communication between different components of the same application. In the<text:span text:style-name="T33"> </text:span><text:span text:style-name="T33">.NET</text:span><text:span text:style-name="T33"> </text:span>ecosystem, <text:span text:style-name="T33">Channels</text:span> provide a thread-safe, "producer-consumer" implementation that allows tasks to be queued and processed in the background without blocking the main execution thread (Microsoft, 2026).</text:p>
          </table:table-cell>
        </table:table-row>
        <table:table-row>
          <table:table-cell table:style-name="Table1.A4" office:value-type="string">
            <text:p text:style-name="P35">Message <text:soft-page-break/>Broker</text:p>
          </table:table-cell>
          <table:table-cell table:style-name="Table1.A4" office:value-type="string">
            <text:p text:style-name="P32">An intermediary software module that facilitates the exchange of messages <text:soft-page-break/>between formal services or applications. Unlike in-memory queues, a broker (e.g., RabbitMQ or Azure Service Bus) provides persistence and decoupling across distributed systems, ensuring that messages are delivered even if the sending or receiving service is temporarily unavailable (IBM, 2026).</text:p>
          </table:table-cell>
        </table:table-row>
      </table:table>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Calibri" svg:font-family="Calibri"/>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9T09:53:55.831202358</meta:creation-date>
    <dc:date>2026-03-24T17:51:40.651902054</dc:date>
    <meta:editing-duration>PT30M58S</meta:editing-duration>
    <meta:editing-cycles>8</meta:editing-cycles>
    <meta:generator>LibreOffice/25.2.3.2$Linux_X86_64 LibreOffice_project/520$Build-2</meta:generator>
    <meta:document-statistic meta:table-count="1" meta:image-count="0" meta:object-count="0" meta:page-count="8" meta:paragraph-count="85" meta:word-count="1447" meta:character-count="11507" meta:non-whitespace-character-count="10146"/>
  </office:meta>
</office:document-meta>
</file>